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7bf480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3da07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a7113" officeooo:paragraph-rsid="027a7113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6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3e28efa" officeooo:paragraph-rsid="03e28efa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3e5a053"/>
    </style:style>
    <style:style style:name="T21" style:family="text">
      <style:text-properties officeooo:rsid="027d045e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19">INUX</text:span> K<text:span text:style-name="T20">ERNEL</text:span></text:p>
        <text:p text:style-name="P19"/>
        <text:p text:style-name="P20">L<text:span text:style-name="T21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5">Maintainer</text:p>
        <text:p text:style-name="P26">GNU <text:s/>PROJECT</text:p>
        <text:p text:style-name="P27"/>
        <text:p text:style-name="P27"/>
        <text:p text:style-name="P27"/>
        <text:p text:style-name="P28"/>
        <text:p text:style-name="P28"/>
        <text:p text:style-name="P29">A<text:span text:style-name="T20">CCESSIBILITY</text:span></text:p>
        <text:p text:style-name="P30"/>
        <text:p text:style-name="P30"/>
        <text:p text:style-name="P31">SEEING</text:p>
        <text:p text:style-name="P31">HEARING</text:p>
        <text:p text:style-name="P31">TYPING</text:p>
        <text:p text:style-name="P31">POINTING AND CLICKING</text:p>
        <text:p text:style-name="P32">ZOOM</text:p>
        <text:p text:style-name="P33"/>
      </text:section>
      <text:section text:style-name="Sect2" text:name="Section1">
        <text:p text:style-name="P34"/>
        <text:p text:style-name="P35">R<text:span text:style-name="T22">ESEARCH</text:span></text:p>
        <text:p text:style-name="P36"/>
        <text:p text:style-name="P37">KNOWLEDGE <text:span text:style-name="T23">BUILDING</text:span></text:p>
        <text:p text:style-name="P38">SOFTWARE INSTALLERS</text:p>
        <text:p text:style-name="P39">OPERATING <text:s/>SYSTEM</text:p>
        <text:p text:style-name="P40">ALGORITHMS</text:p>
        <text:p text:style-name="P41"/>
        <text:p text:style-name="P42"/>
        <text:p text:style-name="P43">O<text:span text:style-name="T24">PEN</text:span> A<text:span text:style-name="T20">RT</text:span></text:p>
        <text:p text:style-name="P44"/>
        <text:p text:style-name="P45">GRAPHICAL BOOT SYSTEM</text:p>
        <text:p text:style-name="P46">CODING STANDARDS</text:p>
        <text:p text:style-name="P47"><text:s/></text:p>
        <text:p text:style-name="P42"/>
        <text:p text:style-name="P42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5">Python for Everybody</text:span><text:span text:style-name="T26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3">E</text:span><text:span text:style-name="T27">DUCATION</text:span></text:p>
            <text:p text:style-name="P54"><text:span text:style-name="T28">S</text:span>ri Ramakrishna Engineering College,1996-2000</text:p>
            <text:p text:style-name="P55">Bachelor of <text:span text:style-name="T25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9">h</text:span>rissur. P.O Arattupuzha</text:p>
            <text:p text:style-name="P60">V<text:span text:style-name="T29">allachira</text:span>, K<text:span text:style-name="T29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8:11:45.131751017</dc:date>
    <meta:editing-duration>P1DT22H17M59S</meta:editing-duration>
    <meta:editing-cycles>663</meta:editing-cycles>
    <meta:generator>LibreOffice/26.2.0.3$Linux_X86_64 LibreOffice_project/620$Build-3</meta:generator>
    <meta:print-date>2026-03-10T18:07:47.102151223</meta:print-date>
    <meta:printed-by>PDF files</meta:printed-by>
    <meta:document-statistic meta:table-count="0" meta:image-count="0" meta:object-count="0" meta:page-count="1" meta:paragraph-count="50" meta:word-count="135" meta:character-count="1065" meta:non-whitespace-character-count="917"/>
  </office:meta>
</office:document-meta>
</file>